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ふい字" svg:font-family="ふい字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944cm" fo:min-width="1.153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cm" svg:stroke-color="#3465a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4" style:family="graphic" style:parent-style-name="standard">
      <style:graphic-properties draw:stroke="none"/>
    </style:style>
    <style:style style:name="gr5" style:family="graphic" style:parent-style-name="standard">
      <style:graphic-properties draw:stroke="none" svg:stroke-width="0cm" svg:stroke-color="#3465a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b71c1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6" style:family="graphic" style:parent-style-name="standard">
      <style:graphic-properties draw:stroke="none" draw:fill-color="#b71c1c"/>
    </style:style>
    <style:style style:name="gr7" style:family="graphic" style:parent-style-name="standard">
      <style:graphic-properties draw:stroke="none" svg:stroke-width="0cm" svg:stroke-color="#3465a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1b5e2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8" style:family="graphic" style:parent-style-name="standard">
      <style:graphic-properties draw:stroke="none" draw:fill-color="#1b5e20"/>
    </style:style>
    <style:style style:name="gr9" style:family="graphic" style:parent-style-name="standard">
      <style:graphic-properties svg:stroke-width="0.018cm" svg:stroke-color="#006064" draw:marker-start-width="0.227cm" draw:marker-end-width="0.227cm" draw:fill-color="#c8e6c9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0" style:family="graphic" style:parent-style-name="standard">
      <style:graphic-properties svg:stroke-width="0.018cm" svg:stroke-color="#311b92" draw:marker-start-width="0.227cm" draw:marker-end-width="0.227cm" draw:fill-color="#c5cae9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880e4f" draw:marker-start-width="0.227cm" draw:marker-end-width="0.227cm" draw:fill-color="#f8bbd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768cm" fo:min-width="0.912cm" fo:padding-top="0.142cm" fo:padding-bottom="0.142cm" fo:padding-left="0.267cm" fo:padding-right="0.267cm"/>
    </style:style>
    <style:style style:name="gr13" style:family="graphic" style:parent-style-name="standard">
      <style:graphic-properties svg:stroke-width="0.018cm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4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768cm" fo:min-width="0.913cm" fo:padding-top="0.142cm" fo:padding-bottom="0.142cm" fo:padding-left="0.267cm" fo:padding-right="0.267cm"/>
    </style:style>
    <style:style style:name="gr15" style:family="graphic" style:parent-style-name="standard">
      <style:graphic-properties svg:stroke-width="0.018cm" svg:stroke-color="#004d40" draw:marker-start-width="0.227cm" draw:marker-end-width="0.227cm" draw:fill-color="#e8f5e9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6" style:family="graphic" style:parent-style-name="standard">
      <style:graphic-properties svg:stroke-width="0.018cm" svg:stroke-color="#b71c1c" draw:marker-start-width="0.227cm" draw:marker-end-width="0.227cm" draw:fill-color="#ffebe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7" style:family="graphic" style:parent-style-name="standard">
      <style:graphic-properties svg:stroke-width="0.018cm" svg:stroke-color="#b71c1c" draw:marker-start-width="0.227cm" draw:marker-end-width="0.227cm" draw:fill-color="#fce4ec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8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057cm" fo:min-width="1.31cm" fo:padding-top="0.142cm" fo:padding-bottom="0.142cm" fo:padding-left="0.267cm" fo:padding-right="0.267cm"/>
    </style:style>
    <style:style style:name="gr19" style:family="graphic" style:parent-style-name="standard">
      <style:graphic-properties svg:stroke-width="0.018cm" draw:marker-start-width="0.227cm" draw:marker-end-width="0.227cm" draw:textarea-horizontal-align="justify" draw:textarea-vertical-align="middle" draw:auto-grow-height="false" fo:min-height="0.008cm" fo:min-width="0cm" fo:padding-top="0.134cm" fo:padding-bottom="0.134cm" fo:padding-left="0.259cm" fo:padding-right="0.259cm"/>
    </style:style>
    <style:style style:name="gr20" style:family="graphic" style:parent-style-name="standard">
      <style:graphic-properties svg:stroke-width="0.018cm" svg:stroke-color="#b71c1c" draw:marker-start-width="0.227cm" draw:marker-end-width="0.227cm" draw:fill-color="#ffebee" draw:textarea-horizontal-align="justify" draw:textarea-vertical-align="middle" draw:auto-grow-height="false" fo:min-height="0.008cm" fo:min-width="0cm" fo:padding-top="0.134cm" fo:padding-bottom="0.134cm" fo:padding-left="0.259cm" fo:padding-right="0.259cm"/>
    </style:style>
    <style:style style:name="gr21" style:family="graphic" style:parent-style-name="standard">
      <style:graphic-properties svg:stroke-width="0.018cm" svg:stroke-color="#004d40" draw:marker-start-width="0.227cm" draw:marker-end-width="0.227cm" draw:fill-color="#e8f5e9" draw:textarea-horizontal-align="justify" draw:textarea-vertical-align="middle" draw:auto-grow-height="false" fo:min-height="0.008cm" fo:min-width="0cm" fo:padding-top="0.134cm" fo:padding-bottom="0.134cm" fo:padding-left="0.259cm" fo:padding-right="0.259cm"/>
    </style:style>
    <style:style style:name="gr22" style:family="graphic" style:parent-style-name="standard">
      <style:graphic-properties svg:stroke-width="0.018cm" svg:stroke-color="#004d40" draw:marker-start-width="0.227cm" draw:marker-end-width="0.227cm" draw:fill-color="#e8f5e9" draw:textarea-horizontal-align="justify" draw:textarea-vertical-align="middle" draw:auto-grow-height="false" fo:min-height="0.009cm" fo:min-width="0cm" fo:padding-top="0.134cm" fo:padding-bottom="0.134cm" fo:padding-left="0.259cm" fo:padding-right="0.259cm"/>
    </style:style>
    <style:style style:name="gr23" style:family="graphic" style:parent-style-name="standard">
      <style:graphic-properties svg:stroke-width="0.018cm" svg:stroke-color="#b71c1c" draw:marker-start-width="0.227cm" draw:marker-end-width="0.227cm" draw:fill-color="#fce4ec" draw:textarea-horizontal-align="justify" draw:textarea-vertical-align="middle" draw:auto-grow-height="false" fo:min-height="0.009cm" fo:min-width="0cm" fo:padding-top="0.134cm" fo:padding-bottom="0.134cm" fo:padding-left="0.259cm" fo:padding-right="0.259cm"/>
    </style:style>
    <style:style style:name="gr24" style:family="graphic" style:parent-style-name="standard">
      <style:graphic-properties svg:stroke-width="0.018cm" draw:marker-start-width="0.227cm" draw:marker-end-width="0.227cm" draw:textarea-horizontal-align="justify" draw:textarea-vertical-align="middle" draw:auto-grow-height="false" fo:min-height="0.009cm" fo:min-width="0cm" fo:padding-top="0.134cm" fo:padding-bottom="0.134cm" fo:padding-left="0.259cm" fo:padding-right="0.259cm"/>
    </style:style>
    <style:style style:name="gr25" style:family="graphic" style:parent-style-name="standard">
      <style:graphic-properties svg:stroke-width="0.018cm" svg:stroke-color="#b71c1c" draw:marker-start-width="0.227cm" draw:marker-end-width="0.227cm" draw:fill-color="#ffebee" draw:textarea-horizontal-align="justify" draw:textarea-vertical-align="middle" draw:auto-grow-height="false" fo:min-height="0.007cm" fo:min-width="0cm" fo:padding-top="0.134cm" fo:padding-bottom="0.134cm" fo:padding-left="0.259cm" fo:padding-right="0.259cm"/>
    </style:style>
    <style:style style:name="gr26" style:family="graphic" style:parent-style-name="standard">
      <style:graphic-properties svg:stroke-width="0.018cm" svg:stroke-color="#b71c1c" draw:marker-start-width="0.227cm" draw:marker-end-width="0.227cm" draw:fill-color="#fce4ec" draw:textarea-horizontal-align="justify" draw:textarea-vertical-align="middle" draw:auto-grow-height="false" fo:min-height="0.008cm" fo:min-width="0cm" fo:padding-top="0.134cm" fo:padding-bottom="0.134cm" fo:padding-left="0.259cm" fo:padding-right="0.259cm"/>
    </style:style>
    <style:style style:name="gr27" style:family="graphic" style:parent-style-name="standard">
      <style:graphic-properties draw:stroke="none" svg:stroke-color="#000000" draw:fill="gradient" draw:fill-color="#ffffff" draw:fill-gradient-name="Gradient_20_18" draw:opacity="42%" draw:textarea-vertical-align="middle" fo:min-height="0.802cm"/>
      <style:paragraph-properties style:writing-mode="lr-tb"/>
    </style:style>
    <style:style style:name="gr28" style:family="graphic" style:parent-style-name="standard">
      <style:graphic-properties draw:stroke="none" svg:stroke-color="#000000" draw:fill="gradient" draw:fill-color="#ffffff" draw:fill-gradient-name="Gradient_20_3" draw:opacity="42%" draw:textarea-vertical-align="middle" fo:min-height="1.08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opacity="42%" draw:textarea-vertical-align="middle" fo:min-height="1.128cm"/>
      <style:paragraph-properties style:writing-mode="lr-tb"/>
    </style:style>
    <style:style style:name="gr30" style:family="graphic" style:parent-style-name="standard">
      <style:graphic-properties draw:stroke="none" svg:stroke-color="#000000" draw:fill="gradient" draw:fill-color="#ffffff" draw:fill-gradient-name="Gradient_20_19" draw:opacity="42%" draw:textarea-vertical-align="middle" fo:min-height="0.802cm"/>
      <style:paragraph-properties style:writing-mode="lr-tb"/>
    </style:style>
    <style:style style:name="gr31" style:family="graphic" style:parent-style-name="standard">
      <style:graphic-properties draw:stroke="none" svg:stroke-color="#000000" draw:fill="gradient" draw:fill-color="#ffffff" draw:fill-gradient-name="Gradient_20_20" draw:opacity="42%" draw:textarea-vertical-align="middle" fo:min-height="0.79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opacity="42%" draw:textarea-vertical-align="middle" fo:min-height="0.42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8e6c9"/>
      <style:paragraph-properties fo:text-align="center"/>
    </style:style>
    <style:style style:name="P3" style:family="paragraph">
      <loext:graphic-properties draw:fill-color="#c5cae9"/>
      <style:paragraph-properties fo:text-align="center"/>
    </style:style>
    <style:style style:name="P4" style:family="paragraph">
      <loext:graphic-properties draw:fill-color="#f8bbd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e8f5e9"/>
      <style:paragraph-properties fo:text-align="center"/>
    </style:style>
    <style:style style:name="P7" style:family="paragraph">
      <loext:graphic-properties draw:fill-color="#ffebee"/>
      <style:paragraph-properties fo:text-align="center"/>
    </style:style>
    <style:style style:name="P8" style:family="paragraph">
      <loext:graphic-properties draw:fill-color="#fce4ec"/>
      <style:paragraph-properties fo:text-align="center"/>
    </style:style>
    <style:style style:name="P9" style:family="paragraph">
      <loext:graphic-properties draw:fill="gradient" draw:fill-color="#ffffff" draw:fill-gradient-name="Gradient_20_18" draw:opacity="42%"/>
      <style:paragraph-properties fo:text-align="center" style:writing-mode="lr-tb"/>
      <style:text-properties fo:color="#283593" loext:opacity="100%" style:font-name="ふい字" fo:font-size="10pt" fo:font-weight="normal" style:font-name-asian="ふい字" style:font-size-asian="10pt" style:font-weight-asian="normal" style:font-size-complex="10pt" style:font-weight-complex="normal"/>
    </style:style>
    <style:style style:name="P10" style:family="paragraph">
      <loext:graphic-properties draw:fill="gradient" draw:fill-color="#ffffff" draw:fill-gradient-name="Gradient_20_3" draw:opacity="42%"/>
      <style:paragraph-properties fo:text-align="center" style:writing-mode="lr-tb"/>
      <style:text-properties fo:color="#000000" loext:opacity="100%" style:font-name="ふい字" fo:font-size="12pt" fo:text-shadow="1pt 1pt" fo:font-weight="bold" style:font-name-asian="ふい字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 draw:opacity="42%"/>
      <style:paragraph-properties fo:text-align="center" style:writing-mode="lr-tb"/>
      <style:text-properties style:font-name="ふい字" fo:font-size="10pt" fo:text-shadow="1pt 1pt" fo:font-weight="bold" style:font-name-asian="ふい字" style:font-size-asian="10pt" style:font-weight-asian="bold" style:font-size-complex="10pt" style:font-weight-complex="bold"/>
    </style:style>
    <style:style style:name="P12" style:family="paragraph">
      <loext:graphic-properties draw:fill="gradient" draw:fill-color="#ffffff" draw:fill-gradient-name="Gradient_20_19" draw:opacity="42%"/>
      <style:paragraph-properties fo:text-align="center" style:writing-mode="lr-tb"/>
      <style:text-properties fo:color="#2e7d32" loext:opacity="100%" style:font-name="ふい字" fo:font-size="10pt" fo:font-weight="normal" style:font-name-asian="ふい字" style:font-size-asian="10pt" style:font-weight-asian="normal" style:font-size-complex="10pt" style:font-weight-complex="normal"/>
    </style:style>
    <style:style style:name="P13" style:family="paragraph">
      <loext:graphic-properties draw:fill="gradient" draw:fill-color="#ffffff" draw:fill-gradient-name="Gradient_20_20" draw:opacity="42%"/>
      <style:paragraph-properties fo:text-align="center" style:writing-mode="lr-tb"/>
      <style:text-properties fo:color="#e53935" loext:opacity="100%" style:font-name="ふい字" fo:font-size="10pt" fo:font-weight="normal" style:font-name-asian="ふい字" style:font-size-asian="10pt" style:font-weight-asian="normal" style:font-size-complex="10pt" style:font-weight-complex="normal"/>
    </style:style>
    <style:style style:name="P14" style:family="paragraph">
      <loext:graphic-properties draw:fill="none" draw:fill-color="#ffffff" draw:opacity="42%"/>
      <style:paragraph-properties fo:text-align="center" style:writing-mode="lr-tb"/>
      <style:text-properties style:font-name="ふい字" fo:font-size="10pt" fo:text-shadow="1pt 1pt" fo:font-weight="bold" fo:background-color="#ffff00" style:font-name-asian="ふい字" style:font-size-asian="10pt" style:font-weight-asian="bold" style:font-size-complex="10pt" style:font-weight-complex="bold"/>
    </style:style>
    <style:style style:name="T1" style:family="text">
      <style:text-properties fo:color="#283593" loext:opacity="100%" style:font-name="ふい字" fo:font-size="10pt" fo:font-weight="normal" style:font-name-asian="ふい字" style:font-size-asian="10pt" style:font-weight-asian="normal" style:font-size-complex="10pt" style:font-weight-complex="normal"/>
    </style:style>
    <style:style style:name="T2" style:family="text">
      <style:text-properties fo:color="#000000" loext:opacity="100%" style:font-name="ふい字" fo:font-size="12pt" fo:text-shadow="1pt 1pt" fo:font-weight="bold" style:font-name-asian="ふい字" style:font-size-asian="12pt" style:font-weight-asian="bold" style:font-size-complex="12pt" style:font-weight-complex="bold"/>
    </style:style>
    <style:style style:name="T3" style:family="text">
      <style:text-properties style:font-name="ふい字" fo:font-size="12pt" fo:text-shadow="1pt 1pt" fo:font-weight="bold" style:font-name-asian="ふい字" style:font-size-asian="12pt" style:font-weight-asian="bold" style:font-size-complex="12pt" style:font-weight-complex="bold"/>
    </style:style>
    <style:style style:name="T4" style:family="text">
      <style:text-properties style:font-name="ふい字" fo:font-size="10pt" fo:text-shadow="1pt 1pt" fo:font-weight="bold" style:font-name-asian="ふい字" style:font-size-asian="10pt" style:font-weight-asian="bold" style:font-size-complex="10pt" style:font-weight-complex="bold"/>
    </style:style>
    <style:style style:name="T5" style:family="text">
      <style:text-properties fo:color="#2e7d32" loext:opacity="100%" style:font-name="ふい字" fo:font-size="10pt" fo:font-weight="normal" style:font-name-asian="ふい字" style:font-size-asian="10pt" style:font-weight-asian="normal" style:font-size-complex="10pt" style:font-weight-complex="normal"/>
    </style:style>
    <style:style style:name="T6" style:family="text">
      <style:text-properties fo:color="#e53935" loext:opacity="100%" style:font-name="ふい字" fo:font-size="10pt" fo:font-weight="normal" style:font-name-asian="ふい字" style:font-size-asian="10pt" style:font-weight-asian="normal" style:font-size-complex="10pt" style:font-weight-complex="normal"/>
    </style:style>
    <style:style style:name="T7" style:family="text">
      <style:text-properties style:font-name="ふい字" fo:font-size="10pt" fo:text-shadow="1pt 1pt" fo:font-weight="bold" fo:background-color="#ffff00" style:font-name-asian="ふい字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.687cm" svg:height="1.228cm" svg:x="3.15cm" svg:y="0.1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cm" svg:y1="1.492cm" svg:x2="3.15cm" svg:y2="1.37cm">
          <text:p/>
        </draw:line>
        <draw:custom-shape draw:style-name="gr1" draw:text-style-name="P1" draw:layer="layout" svg:width="1.687cm" svg:height="1.228cm" svg:x="3cm" svg:y="0.272cm">
          <text:p/>
          <draw:enhanced-geometry svg:viewBox="0 0 21600 21600" draw:type="rectangle" draw:enhanced-path="M 0 0 L 21600 0 21600 21600 0 21600 0 0 Z N"/>
        </draw:custom-shape>
        <dr3d:scene draw:style-name="gr3" svg:width="0.106cm" svg:height="0.108cm" svg:x="4.021cm" svg:y="0.60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5" svg:width="0.106cm" svg:height="0.105cm" svg:x="3.844cm" svg:y="0.65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6" draw:layer="layout"/>
        </dr3d:scene>
        <dr3d:scene draw:style-name="gr3" svg:width="0.105cm" svg:height="0.107cm" svg:x="3.691cm" svg:y="0.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106cm" svg:height="0.105cm" svg:x="3.508cm" svg:y="0.70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7" svg:width="0.106cm" svg:height="0.105cm" svg:x="3.996cm" svg:y="0.82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dr3d:scene draw:style-name="gr3" svg:width="0.106cm" svg:height="0.107cm" svg:x="3.814cm" svg:y="0.88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7" svg:width="0.107cm" svg:height="0.108cm" svg:x="3.665cm" svg:y="0.76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dr3d:scene draw:style-name="gr3" svg:width="0.105cm" svg:height="0.107cm" svg:x="3.399cm" svg:y="0.92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107cm" svg:height="0.106cm" svg:x="3.56cm" svg:y="0.41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106cm" svg:height="0.107cm" svg:x="3.431cm" svg:y="0.39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106cm" svg:height="0.106cm" svg:x="3.23cm" svg:y="0.36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5" svg:width="0.106cm" svg:height="0.107cm" svg:x="3.354cm" svg:y="0.57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6" draw:layer="layout"/>
        </dr3d:scene>
        <dr3d:scene draw:style-name="gr5" svg:width="0.105cm" svg:height="0.106cm" svg:x="3.29cm" svg:y="0.81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6" draw:layer="layout"/>
        </dr3d:scene>
        <dr3d:scene draw:style-name="gr3" svg:width="0.107cm" svg:height="0.105cm" svg:x="3.531cm" svg:y="0.87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7" svg:width="0.106cm" svg:height="0.107cm" svg:x="3.266cm" svg:y="1.03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dr3d:scene draw:style-name="gr5" svg:width="0.107cm" svg:height="0.105cm" svg:x="4.487cm" svg:y="0.77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6" draw:layer="layout"/>
        </dr3d:scene>
        <dr3d:scene draw:style-name="gr3" svg:width="0.106cm" svg:height="0.106cm" svg:x="4.458cm" svg:y="1.00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106cm" svg:height="0.106cm" svg:x="4.073cm" svg:y="1.2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7" svg:width="0.106cm" svg:height="0.106cm" svg:x="4.274cm" svg:y="0.93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dr3d:scene draw:style-name="gr5" svg:width="0.104cm" svg:height="0.105cm" svg:x="3.455cm" svg:y="1.07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6" draw:layer="layout"/>
        </dr3d:scene>
        <dr3d:scene draw:style-name="gr3" svg:width="0.106cm" svg:height="0.106cm" svg:x="3.845cm" svg:y="1.2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106cm" svg:height="0.104cm" svg:x="3.697cm" svg:y="1.13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107cm" svg:height="0.106cm" svg:x="3.368cm" svg:y="1.23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7" svg:width="0.108cm" svg:height="0.105cm" svg:x="3.562cm" svg:y="1.24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dr3d:scene draw:style-name="gr5" svg:width="0.107cm" svg:height="0.105cm" svg:x="4.511cm" svg:y="0.35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6" draw:layer="layout"/>
        </dr3d:scene>
        <dr3d:scene draw:style-name="gr3" svg:width="0.106cm" svg:height="0.106cm" svg:x="4.334cm" svg:y="0.41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105cm" svg:height="0.107cm" svg:x="4.182cm" svg:y="0.30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106cm" svg:height="0.106cm" svg:x="4.487cm" svg:y="0.57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5" svg:width="0.106cm" svg:height="0.107cm" svg:x="4.304cm" svg:y="0.6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6" draw:layer="layout"/>
        </dr3d:scene>
        <dr3d:scene draw:style-name="gr5" svg:width="0.106cm" svg:height="0.106cm" svg:x="4.156cm" svg:y="0.52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6" draw:layer="layout"/>
        </dr3d:scene>
        <dr3d:scene draw:style-name="gr3" svg:width="0.105cm" svg:height="0.106cm" svg:x="4.352cm" svg:y="1.16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107cm" svg:height="0.106cm" svg:x="4.15cm" svg:y="0.80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106cm" svg:height="0.106cm" svg:x="4.054cm" svg:y="0.99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7" svg:width="0.106cm" svg:height="0.106cm" svg:x="3.23cm" svg:y="0.36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dr3d:scene draw:style-name="gr3" svg:width="0.106cm" svg:height="0.106cm" svg:x="3.134cm" svg:y="0.80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5" svg:width="0.105cm" svg:height="0.107cm" svg:x="3.047cm" svg:y="1.08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6" draw:layer="layout"/>
        </dr3d:scene>
        <dr3d:scene draw:style-name="gr7" svg:width="0.104cm" svg:height="0.106cm" svg:x="3.08cm" svg:y="0.57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dr3d:scene draw:style-name="gr3" svg:width="0.105cm" svg:height="0.106cm" svg:x="3.047cm" svg:y="0.3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107cm" svg:height="0.106cm" svg:x="3.2cm" svg:y="1.2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105cm" svg:height="0.105cm" svg:x="3.05cm" svg:y="1.31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5" svg:width="0.105cm" svg:height="0.106cm" svg:x="3.691cm" svg:y="1.0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6" draw:layer="layout"/>
        </dr3d:scene>
        <dr3d:scene draw:style-name="gr7" svg:width="0.105cm" svg:height="0.107cm" svg:x="3.891cm" svg:y="0.39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draw:custom-shape draw:style-name="gr9" draw:text-style-name="P2" draw:layer="layout" svg:width="0.172cm" svg:height="0.075cm" draw:transform="skewX (-0.0267035375555131) rotate (0.797790001086608) translate (3.936cm 0.398cm)">
          <text:p/>
          <draw:enhanced-geometry svg:viewBox="0 0 21600 21600" draw:text-areas="0 ?f0 ?f5 ?f2" draw:type="right-arrow" draw:modifiers="14502.8571428571 6282.0717131474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0.237cm" svg:height="0.077cm" draw:transform="skewX (-0.0129154364647581) rotate (-0.131074226824774) translate (3.748cm 0.792cm)">
          <text:p/>
          <draw:enhanced-geometry svg:viewBox="0 0 21600 21600" draw:text-areas="0 ?f0 ?f5 ?f2" draw:type="right-arrow" draw:modifiers="14502.8571428571 6282.0717131474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0.142cm" svg:height="0.079cm" draw:transform="rotate (-2.32146243807766) translate (3.62cm 1.282cm)">
          <text:p/>
          <draw:enhanced-geometry svg:viewBox="0 0 21600 21600" draw:text-areas="0 ?f0 ?f5 ?f2" draw:type="right-arrow" draw:modifiers="14502.8571428571 6282.0717131474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0.24cm" svg:height="0.076cm" draw:transform="skewX (0.0130899693899575) rotate (1.75108883852591) translate (3.508cm 0.734cm)">
          <text:p/>
          <draw:enhanced-geometry svg:viewBox="0 0 21600 21600" draw:text-areas="0 ?f0 ?f5 ?f2" draw:type="right-arrow" draw:modifiers="14502.8571428571 6282.0717131474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0.172cm" svg:height="0.077cm" draw:transform="rotate (2.79235227026573) translate (4.083cm 1.312cm)">
          <text:p/>
          <draw:enhanced-geometry svg:viewBox="0 0 21600 21600" draw:text-areas="0 ?f0 ?f5 ?f2" draw:type="right-arrow" draw:modifiers="14502.8571428571 6282.0717131474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0.094cm" svg:height="0.077cm" draw:transform="skewX (-0.012915436464758) rotate (-2.56825199430966) translate (3.186cm 0.904cm)">
          <text:p/>
          <draw:enhanced-geometry svg:viewBox="0 0 21600 21600" draw:text-areas="0 ?f0 ?f5 ?f2" draw:type="right-arrow" draw:modifiers="14502.8571428571 6282.0717131474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0.172cm" svg:height="0.075cm" draw:transform="skewX (-0.0132645023151569) rotate (-1.43047185493455) translate (4.246cm 0.59cm)">
          <text:p/>
          <draw:enhanced-geometry svg:viewBox="0 0 21600 21600" draw:text-areas="0 ?f0 ?f5 ?f2" draw:type="right-arrow" draw:modifiers="14502.8571428571 6282.0717131474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0.128cm" svg:height="0.089cm" draw:transform="skewX (0.231779724664847) rotate (-1.75894282015988) translate (3.766cm 0.922cm)">
          <text:p/>
          <draw:enhanced-geometry svg:viewBox="0 0 21600 21600" draw:mirror-vertical="true" draw:text-areas="0 ?f0 ?f5 ?f2" draw:type="right-arrow" draw:modifiers="14502.8571428571 6282.0717131474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446cm" svg:height="1.052cm" svg:x="0.731cm" svg:y="1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245cm" svg:height="0.248cm" svg:x="1.051cm" svg:y="1.62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5" draw:layer="layout" svg:width="0.247cm" svg:height="0.247cm" draw:transform="rotate (1.5707963267949) translate (0.74cm 2.55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5" draw:layer="layout" svg:width="0.247cm" svg:height="0.246cm" draw:transform="rotate (-3.14159265358979) translate (1.887cm 2.65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5" draw:layer="layout" svg:width="0.246cm" svg:height="0.245cm" draw:transform="rotate (-1.5707963267949) translate (2.162cm 1.716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.447cm" svg:height="1.052cm" svg:x="2.276cm" svg:y="1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0.245cm" svg:height="0.248cm" svg:x="3.188cm" svg:y="1.62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6" draw:layer="layout" svg:width="0.246cm" svg:height="0.246cm" draw:transform="rotate (1.5707963267949) translate (2.286cm 1.96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6" draw:layer="layout" svg:width="0.246cm" svg:height="0.247cm" draw:transform="rotate (-3.14159265358979) translate (2.844cm 2.659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6" draw:layer="layout" svg:width="0.247cm" svg:height="0.247cm" draw:transform="rotate (-1.5707963267949) translate (3.709cm 2.305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1.446cm" svg:height="1.052cm" svg:x="3.819cm" svg:y="1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0.247cm" svg:height="0.248cm" svg:x="4.434cm" svg:y="1.62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8" draw:layer="layout" svg:width="0.246cm" svg:height="0.247cm" draw:transform="rotate (1.5707963267949) translate (3.828cm 2.25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7" draw:layer="layout" svg:width="0.246cm" svg:height="0.244cm" draw:transform="rotate (-3.14159265358979) translate (4.681cm 2.655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8" draw:layer="layout" svg:width="0.245cm" svg:height="0.246cm" draw:transform="rotate (-1.5707963267949) translate (5.25cm 2.01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1.844cm" svg:height="1.341cm" svg:x="2.078cm" svg:y="2.7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313cm" svg:height="0.314cm" svg:x="2.486cm" svg:y="2.74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7" draw:layer="layout" svg:width="0.315cm" svg:height="0.314cm" svg:x="2.862cm" svg:y="2.74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6" draw:layer="layout" svg:width="0.313cm" svg:height="0.314cm" svg:x="3.24cm" svg:y="2.74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6" draw:layer="layout" svg:width="0.315cm" svg:height="0.315cm" draw:transform="rotate (1.5707963267949) translate (2.09cm 3.16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8" draw:layer="layout" svg:width="0.315cm" svg:height="0.315cm" draw:transform="rotate (1.5707963267949) translate (2.09cm 3.54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5" draw:layer="layout" svg:width="0.314cm" svg:height="0.315cm" draw:transform="rotate (1.5707963267949) translate (2.09cm 3.9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5" draw:layer="layout" svg:width="0.313cm" svg:height="0.314cm" draw:transform="rotate (-3.14159265358979) translate (3.551cm 4.05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7" draw:layer="layout" svg:width="0.314cm" svg:height="0.313cm" draw:transform="rotate (-3.14159265358979) translate (3.177cm 4.05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6" draw:layer="layout" svg:width="0.313cm" svg:height="0.314cm" draw:transform="rotate (-3.14159265358979) translate (2.801cm 4.05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6" draw:layer="layout" svg:width="0.314cm" svg:height="0.314cm" draw:transform="rotate (-1.5707963267949) translate (3.904cm 3.60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8" draw:layer="layout" svg:width="0.314cm" svg:height="0.314cm" draw:transform="rotate (-1.5707963267949) translate (3.903cm 3.22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5" draw:layer="layout" svg:width="0.315cm" svg:height="0.314cm" draw:transform="rotate (-1.5707963267949) translate (3.904cm 2.85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9" draw:layer="layout" svg:width="1.446cm" svg:height="1.052cm" svg:x="0.731cm" svg:y="1.617cm">
          <draw:text-box>
            <text:p text:style-name="P5"><text:span text:style-name="T1">分圧</text:span><text:span text:style-name="T1">1</text:span></text:p>
          </draw:text-box>
        </draw:frame>
        <draw:frame draw:style-name="gr28" draw:text-style-name="P10" draw:layer="layout" svg:width="1.844cm" svg:height="1.335cm" svg:x="2.078cm" svg:y="2.728cm">
          <draw:text-box>
            <text:p text:style-name="P5"><text:span text:style-name="T2">全圧</text:span></text:p>
          </draw:text-box>
        </draw:frame>
        <draw:frame draw:style-name="gr29" draw:text-style-name="P11" draw:layer="layout" svg:width="2.633cm" svg:height="1.881cm" svg:x="0.617cm" svg:y="-0.129cm">
          <draw:text-box>
            <text:p text:style-name="P5"><text:span text:style-name="T3">混合気体</text:span></text:p>
            <text:p text:style-name="P5"><text:span text:style-name="T4">3</text:span><text:span text:style-name="T4">種類の</text:span></text:p>
            <text:p text:style-name="P5"><text:span text:style-name="T4">気体成分</text:span></text:p>
          </draw:text-box>
        </draw:frame>
        <draw:frame draw:style-name="gr30" draw:text-style-name="P12" draw:layer="layout" svg:width="1.447cm" svg:height="1.052cm" svg:x="2.276cm" svg:y="1.617cm">
          <draw:text-box>
            <text:p text:style-name="P5"><text:span text:style-name="T5">分圧</text:span><text:span text:style-name="T5">2</text:span></text:p>
          </draw:text-box>
        </draw:frame>
        <draw:frame draw:style-name="gr31" draw:text-style-name="P13" draw:layer="layout" svg:width="1.446cm" svg:height="1.041cm" svg:x="3.819cm" svg:y="1.628cm">
          <draw:text-box>
            <text:p text:style-name="P5"><text:span text:style-name="T6">分圧</text:span><text:span text:style-name="T6">3</text:span></text:p>
          </draw:text-box>
        </draw:frame>
        <draw:line draw:style-name="gr2" draw:text-style-name="P1" draw:layer="layout" svg:x1="3cm" svg:y1="0.272cm" svg:x2="3.15cm" svg:y2="0.15cm">
          <text:p/>
        </draw:line>
        <draw:line draw:style-name="gr2" draw:text-style-name="P1" draw:layer="layout" svg:x1="4.684cm" svg:y1="0.274cm" svg:x2="4.834cm" svg:y2="0.152cm">
          <text:p/>
        </draw:line>
        <draw:line draw:style-name="gr2" draw:text-style-name="P1" draw:layer="layout" svg:x1="4.686cm" svg:y1="1.5cm" svg:x2="4.836cm" svg:y2="1.378cm">
          <text:p/>
        </draw:line>
        <draw:frame draw:style-name="gr32" draw:text-style-name="P14" draw:layer="layout" svg:width="6cm" svg:height="0.759cm" svg:x="0cm" svg:y="3.75cm">
          <draw:text-box>
            <text:p text:style-name="P5"><text:span text:style-name="T7">全圧 </text:span><text:span text:style-name="T7">= </text:span><text:span text:style-name="T7">分圧</text:span><text:span text:style-name="T7">1</text:span><text:span text:style-name="T7">＋分圧</text:span><text:span text:style-name="T7">2</text:span><text:span text:style-name="T7">＋分圧</text:span><text:span text:style-name="T7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ふい字" svg:font-family="ふい字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styles>
    <draw:gradient draw:name="Gradient_20_18" draw:display-name="Gradient 18" draw:style="linear" draw:start-color="#9fa8da" draw:end-color="#ffffff" draw:start-intensity="100%" draw:end-intensity="100%" draw:angle="30deg" draw:border="0%"/>
    <draw:gradient draw:name="Gradient_20_19" draw:display-name="Gradient 19" draw:style="linear" draw:start-color="#80cbc4" draw:end-color="#bdbdbd" draw:start-intensity="100%" draw:end-intensity="100%" draw:angle="30deg" draw:border="0%"/>
    <draw:gradient draw:name="Gradient_20_20" draw:display-name="Gradient 20" draw:style="linear" draw:start-color="#ffab91" draw:end-color="#bdbdbd" draw:start-intensity="100%" draw:end-intensity="100%" draw:angle="30deg" draw:border="0%"/>
    <draw:gradient draw:name="Gradient_20_3" draw:display-name="Gradient 3" draw:style="linear" draw:start-color="#eeeeee" draw:end-color="#bdbdbd" draw:start-intensity="100%" draw:end-intensity="100%" draw:angle="3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3-06-30T00:06:07.335108392</dc:date>
    <meta:editing-duration>PT7H30M55S</meta:editing-duration>
    <meta:editing-cycles>293</meta:editing-cycles>
    <meta:generator>LibreOffice/7.3.7.2$Linux_X86_64 LibreOffice_project/30$Build-2</meta:generator>
    <meta:document-statistic meta:object-count="132"/>
  </office:meta>
</office:document-meta>
</file>